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Mono L" svg:font-family="'Nimbus Mono L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17.669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md2odp-TextEmphasisStyle" style:family="text" style:display-name="md2odp-TextEmphasisStyle">
      <style:text-properties fo:font-style="italic"/>
    </style:style>
    <style:style style:name="md2odp-TextDoubleEmphasisStyle" style:family="text" style:display-name="md2odp-TextDoubleEmphasisStyle">
      <style:text-properties fo:font-weight="bold"/>
    </style:style>
    <style:style style:name="md2odp-TextQuoteStyle" style:family="text" style:display-name="md2odp-TextQuoteStyle">
      <style:text-properties fo:color="#ccf4c6" fo:font-size="200%"/>
    </style:style>
    <style:style style:name="md2odp-TextCodeStyle" style:family="text" style:display-name="md2odp-TextCodeStyle">
      <style:text-properties style:font-name="Nimbus Mono L"/>
    </style:style>
    <style:style style:name="md2odp-ParagraphQuoteStyle" style:family="paragraph" style:display-name="md2odp-ParagraphQuoteStyle">
      <style:text-properties fo:color="#18a303"/>
      <style:paragraph-properties fo:margin-top="0.6cm" fo:margin-left="0.5cm" fo:margin-right="0.5cm" fo:text-indent="-0.6cm" fo:margin-bottom="0.5cm"/>
    </style:style>
    <style:style style:name="md2odp-ParagraphCodeStyle" style:family="paragraph" style:display-name="md2odp-ParagraphCodeStyle">
      <style:text-properties style:font-name="Nimbus Mono L"/>
      <style:paragraph-properties fo:margin-top="0.6cm" fo:margin-left="0.5cm" fo:margin-right="0.5cm" fo:text-indent="0cm" fo:margin-bottom="0.6cm"/>
    </style:style>
    <style:style style:name="md2odp-ImageStyle" style:family="graphic" style:display-name="md2odp-ImageStyle">
      <style:graphic-properties draw:textarea-horizontal-align="right" fo:fille="none" draw:textarea-vertical-align="bottom" draw:stroke="none"/>
    </style:style>
    <style:style style:name="md2odp-OutlineText" style:family="presentation" style:display-name="md2odp-OutlineText" style:parent-style-name="Predefinito-outline1">
      <style:graphic-properties draw:fit-to-size="shrink-to-fit"/>
    </style:style>
    <style:style style:name="md2odp-TitleText" style:family="presentation" style:display-name="md2odp-TitleText" style:parent-style-name="Predefinito-title">
      <style:graphic-properties draw:auto-grow-height="true"/>
    </style:style>
    <style:style style:name="md2odp-BreakTitleText" style:family="presentation" style:display-name="md2odp-BreakTitleText" style:parent-style-name="PrimaSlide-title">
      <style:graphic-properties draw:auto-grow-height="true"/>
    </style:style>
    <text:list-style style:name="OutlineListStyle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md2odp-TItalic" style:family="text" style:display-name="md2odp-TItalic">
      <style:text-properties fo:font-style="italic"/>
    </style:style>
    <style:style style:name="md2odp-TColor0044DD" style:family="text" style:display-name="md2odp-TColor0044DD">
      <style:text-properties fo:color="#0044DD"/>
    </style:style>
    <style:style style:name="md2odp-TColor4400EE" style:family="text" style:display-name="md2odp-TColor4400EE">
      <style:text-properties fo:color="#4400EE"/>
    </style:style>
    <style:style style:name="md2odp-TColor997700" style:family="text" style:display-name="md2odp-TColor997700">
      <style:text-properties fo:color="#997700"/>
    </style:style>
    <style:style style:name="md2odp-TColor996633" style:family="text" style:display-name="md2odp-TColor996633">
      <style:text-properties fo:color="#996633"/>
    </style:style>
    <style:style style:name="md2odp-TColor003388" style:family="text" style:display-name="md2odp-TColor003388">
      <style:text-properties fo:color="#003388"/>
    </style:style>
    <style:style style:name="md2odp-TColor0000DD" style:family="text" style:display-name="md2odp-TColor0000DD">
      <style:text-properties fo:color="#0000DD"/>
    </style:style>
    <style:style style:name="md2odp-TColor666666" style:family="text" style:display-name="md2odp-TColor666666">
      <style:text-properties fo:color="#666666"/>
    </style:style>
    <style:style style:name="md2odp-TColor003366" style:family="text" style:display-name="md2odp-TColor003366">
      <style:text-properties fo:color="#003366"/>
    </style:style>
    <style:style style:name="md2odp-TColordd7700" style:family="text" style:display-name="md2odp-TColordd7700">
      <style:text-properties fo:color="#dd7700"/>
    </style:style>
    <style:style style:name="md2odp-TColorDD4422" style:family="text" style:display-name="md2odp-TColorDD4422">
      <style:text-properties fo:color="#DD4422"/>
    </style:style>
    <style:style style:name="md2odp-TColor336699" style:family="text" style:display-name="md2odp-TColor336699">
      <style:text-properties fo:color="#336699"/>
    </style:style>
    <style:style style:name="md2odp-TColorAA6600" style:family="text" style:display-name="md2odp-TColorAA6600">
      <style:text-properties fo:color="#AA6600"/>
    </style:style>
    <style:style style:name="md2odp-TColor000000" style:family="text" style:display-name="md2odp-TColor000000">
      <style:text-properties fo:color="#000000"/>
    </style:style>
    <style:style style:name="md2odp-TColor880000" style:family="text" style:display-name="md2odp-TColor880000">
      <style:text-properties fo:color="#880000"/>
    </style:style>
    <style:style style:name="md2odp-TColor00A000" style:family="text" style:display-name="md2odp-TColor00A000">
      <style:text-properties fo:color="#00A000"/>
    </style:style>
    <style:style style:name="md2odp-TColorA00000" style:family="text" style:display-name="md2odp-TColorA00000">
      <style:text-properties fo:color="#A00000"/>
    </style:style>
    <style:style style:name="md2odp-TColor800080" style:family="text" style:display-name="md2odp-TColor800080">
      <style:text-properties fo:color="#800080"/>
    </style:style>
    <style:style style:name="md2odp-TColor333399" style:family="text" style:display-name="md2odp-TColor333399">
      <style:text-properties fo:color="#333399"/>
    </style:style>
    <style:style style:name="md2odp-TColor0066BB" style:family="text" style:display-name="md2odp-TColor0066BB">
      <style:text-properties fo:color="#0066BB"/>
    </style:style>
    <style:style style:name="md2odp-TColorcc0000" style:family="text" style:display-name="md2odp-TColorcc0000">
      <style:text-properties fo:color="#cc0000"/>
    </style:style>
    <style:style style:name="md2odp-TColorbbbbbb" style:family="text" style:display-name="md2odp-TColorbbbbbb">
      <style:text-properties fo:color="#bbbbbb"/>
    </style:style>
    <style:style style:name="md2odp-TColor557799" style:family="text" style:display-name="md2odp-TColor557799">
      <style:text-properties fo:color="#557799"/>
    </style:style>
    <style:style style:name="md2odp-TColor555555" style:family="text" style:display-name="md2odp-TColor555555">
      <style:text-properties fo:color="#555555"/>
    </style:style>
    <style:style style:name="md2odp-TColorBB0066" style:family="text" style:display-name="md2odp-TColorBB0066">
      <style:text-properties fo:color="#BB0066"/>
    </style:style>
    <style:style style:name="md2odp-TColorc65d09" style:family="text" style:display-name="md2odp-TColorc65d09">
      <style:text-properties fo:color="#c65d09"/>
    </style:style>
    <style:style style:name="md2odp-TColor0000CC" style:family="text" style:display-name="md2odp-TColor0000CC">
      <style:text-properties fo:color="#0000CC"/>
    </style:style>
    <style:style style:name="md2odp-TColor6600EE" style:family="text" style:display-name="md2odp-TColor6600EE">
      <style:text-properties fo:color="#6600EE"/>
    </style:style>
    <style:style style:name="md2odp-TColor3333BB" style:family="text" style:display-name="md2odp-TColor3333BB">
      <style:text-properties fo:color="#3333BB"/>
    </style:style>
    <style:style style:name="md2odp-TColor005588" style:family="text" style:display-name="md2odp-TColor005588">
      <style:text-properties fo:color="#005588"/>
    </style:style>
    <style:style style:name="md2odp-TColor888888" style:family="text" style:display-name="md2odp-TColor888888">
      <style:text-properties fo:color="#888888"/>
    </style:style>
    <style:style style:name="md2odp-TColor0e84b5" style:family="text" style:display-name="md2odp-TColor0e84b5">
      <style:text-properties fo:color="#0e84b5"/>
    </style:style>
    <style:style style:name="md2odp-TColor007020" style:family="text" style:display-name="md2odp-TColor007020">
      <style:text-properties fo:color="#007020"/>
    </style:style>
    <style:style style:name="md2odp-TColor007700" style:family="text" style:display-name="md2odp-TColor007700">
      <style:text-properties fo:color="#007700"/>
    </style:style>
    <style:style style:name="md2odp-TColor000080" style:family="text" style:display-name="md2odp-TColor000080">
      <style:text-properties fo:color="#000080"/>
    </style:style>
    <style:style style:name="md2odp-TColorDD2200" style:family="text" style:display-name="md2odp-TColorDD2200">
      <style:text-properties fo:color="#DD2200"/>
    </style:style>
    <style:style style:name="md2odp-TColor333333" style:family="text" style:display-name="md2odp-TColor333333">
      <style:text-properties fo:color="#333333"/>
    </style:style>
    <style:style style:name="md2odp-TColorFF0000" style:family="text" style:display-name="md2odp-TColorFF0000">
      <style:text-properties fo:color="#FF0000"/>
    </style:style>
    <style:style style:name="md2odp-TColor008800" style:family="text" style:display-name="md2odp-TColor008800">
      <style:text-properties fo:color="#008800"/>
    </style:style>
    <style:style style:name="md2odp-TBold" style:family="text" style:display-name="md2odp-TBold">
      <style:text-properties fo:font-weight="bold"/>
    </style:style>
  </office:automatic-styles>
  <office:body>
    <office:presentation>
      <draw:page draw:name="page1" draw:style-name="dp1" draw:master-page-name="Predefinito" presentation:presentation-page-layout-name="AL1T1">
        <draw:frame presentation:style-name="pr1" draw:text-style-name="P2" draw:layer="layout" svg:width="25.199cm" svg:height="17.669cm" svg:x="1.201cm" svg:y="1.559cm" presentation:class="title" presentation:user-transformed="true">
          <draw:text-box>
            <text:p text:style-name="P1"><text:line-break/><text:line-break/><text:line-break/><text:line-break/><text:span text:style-name="T1">Deploying a web app: the road less travelled</text:span><text:line-break/><text:span text:style-name="T2">Riccardo Magliocchetti</text:span><text:span text:style-name="T2"><text:line-break/></text:span><text:span text:style-name="T2"><text:line-break/></text:span><text:span text:style-name="T2"><text:line-break/></text:span><text:span text:style-name="T3">Torino Coding Society 18/01/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id="page1" draw:name="whoami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hoami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Consultant</text:span></text:span></text:p>
            <text:p><text:span><text:span>Free software developer</text:span></text:span></text:p>
            <text:list text:style-name="OutlineListStyle">
              <text:list-item>
                <text:p><text:span>maintainer: django-admin-bootstrapped, uwsgitop, bootchart2</text:span></text:p>
              </text:list-item>
              <text:list-item>
                <text:p><text:span>contributor: uwsgi, LibreOffice</text:span></text:p>
              </text:list-item>
            </text:list>
          </draw:text-box>
        </draw:frame>
      </draw:page>
      <draw:page draw:id="page1" draw:name="Deploy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Deploy</text:span></text:p>
          </draw:text-box>
        </draw:frame>
      </draw:page>
      <draw:page draw:id="page1" draw:name="What does it even mean?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hat does it even mean?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deploy</text:span></text:span></text:p>
            <text:p text:style-name="md2odp-ParagraphCodeStyle"><text:span>to organize and send out (people or things) to be used for a particular purpose</text:span></text:p>
          </draw:text-box>
        </draw:frame>
      </draw:page>
      <draw:page draw:id="page1" draw:name="aka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ka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put stuff from my laptop to the Internet :)</text:span></text:span></text:p>
          </draw:text-box>
        </draw:frame>
      </draw:page>
      <draw:page draw:id="page1" draw:name="Building block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Building block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Our Code</text:span></text:span></text:p>
            <text:p><text:span><text:span>Other people's software</text:span></text:span></text:p>
            <text:p><text:span><text:span>Automation</text:span></text:span></text:p>
          </draw:text-box>
        </draw:frame>
      </draw:page>
      <draw:page draw:id="page1" draw:name="Cod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Cod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SCM</text:span></text:span></text:p>
            <text:p><text:span><text:span>A build pipeline -&gt; artifact</text:span></text:span></text:p>
          </draw:text-box>
        </draw:frame>
      </draw:page>
      <draw:page draw:id="page1" draw:name="Other people's softwar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Other people's softwar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HTTP server / proxy</text:span></text:span></text:p>
            <text:p><text:span><text:span>Application server (or not)</text:span></text:span></text:p>
            <text:p><text:span><text:span>Database server</text:span></text:span></text:p>
            <text:p><text:span><text:span>In memory store</text:span></text:span></text:p>
            <text:p><text:span><text:span>Queue system</text:span></text:span></text:p>
          </draw:text-box>
        </draw:frame>
      </draw:page>
      <draw:page draw:id="page1" draw:name="all this stuff really?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ll this stuff really?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short answer: yes</text:span></text:span></text:p>
            <text:p><text:span><text:span>Plus monitoring :)</text:span></text:span></text:p>
          </draw:text-box>
        </draw:frame>
      </draw:page>
      <draw:page draw:id="page1" draw:name="Options: from more painful to more lam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Options: from more painful to more lam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Bare metal (Github)</text:span></text:span></text:p>
            <text:p><text:span><text:span>Public Cloud (Netflix)</text:span></text:span></text:p>
            <text:p><text:span><text:span>PAAS </text:span><text:span>&lt;- sweet spot for most people?</text:span></text:span></text:p>
            <text:p><text:span><text:span>90s LAMP stack (hi PHP hosting</text:span><text:span>!)</text:span></text:span></text:p>
          </draw:text-box>
        </draw:frame>
      </draw:page>
      <draw:page draw:id="page1" draw:name="automation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utomation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provisioning</text:span></text:span></text:p>
            <text:p><text:span><text:span>deployment</text:span></text:span></text:p>
          </draw:text-box>
        </draw:frame>
      </draw:page>
      <draw:page draw:id="page1" draw:name="in other word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in other word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DevOps Borat</text:span></text:span></text:p>
            <text:p text:style-name="md2odp-ParagraphCodeStyle"><text:span>To make error is human. To propagate error to all server in automatic way is #devops</text:span></text:p>
          </draw:text-box>
        </draw:frame>
      </draw:page>
      <draw:page draw:id="page1" draw:name="mythical figur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mythical figur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sysadmin</text:span></text:span></text:p>
            <text:p><text:span><text:span>devops</text:span></text:span></text:p>
          </draw:text-box>
        </draw:frame>
      </draw:page>
      <draw:page draw:id="page1" draw:name="uwsgi.it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uwsgi.it</text:span></text:p>
          </draw:text-box>
        </draw:frame>
      </draw:page>
      <draw:page draw:id="page1" draw:name="uwsgi.it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uwsgi.it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free software PAAS (MIT)</text:span></text:p>
              </text:list-item>
              <text:list-item>
                <text:p><text:span>C + perl + nginx + django + postgres</text:span></text:p>
              </text:list-item>
              <text:list-item>
                <text:p><text:span>linux containers based</text:span></text:p>
              </text:list-item>
              <text:list-item>
                <text:p><text:span>REST API</text:span></text:p>
              </text:list-item>
              <text:list-item>
                <text:p><text:span>based on uwsgi</text:span></text:p>
              </text:list-item>
            </text:list>
            <text:p><text:span><text:a xlink:href="https://github.com/unbit/uwsgi.it">https://github.com/unbit/uwsgi.it</text:a></text:span></text:p>
          </draw:text-box>
        </draw:frame>
      </draw:page>
      <draw:page draw:id="page1" draw:name="Featur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Featur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s://github.com/unbit/uwsgi.it/blob/master/CustomDistros.md" office:title="None">Choose your own distribution for rootfs</text:a></text:p>
              </text:list-item>
              <text:list-item>
                <text:p><text:a xlink:href="https://github.com/unbit/uwsgi.it/blob/master/CustomerQuickstart.md#httpssni" office:title="None">SSL is not a costly update</text:a><text:span> (hey heroku)</text:span></text:p>
              </text:list-item>
              <text:list-item>
                <text:p><text:a xlink:href="https://github.com/unbit/uwsgi.it/blob/master/CustomerQuickstart.md#clustering" office:title="None">Clustering out of the box</text:a></text:p>
              </text:list-item>
              <text:list-item>
                <text:p><text:span>Third party </text:span><text:a xlink:href="https://github.com/unbit/uwsgi.it/blob/master/CustomerQuickstart.md#alarms" office:title="None">alarms</text:a><text:span> included</text:span></text:p>
              </text:list-item>
            </text:list>
          </draw:text-box>
        </draw:frame>
      </draw:page>
      <draw:page draw:id="page1" draw:name="Missing featur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Missing featur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No git integration / cool cli (as heroku)</text:span></text:p>
              </text:list-item>
              <text:list-item>
                <text:p><text:span>No marketplace</text:span></text:p>
              </text:list-item>
            </text:list>
          </draw:text-box>
        </draw:frame>
      </draw:page>
      <draw:page draw:id="page1" draw:name="uwsgi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uwsgi</text:span></text:p>
          </draw:text-box>
        </draw:frame>
      </draw:page>
      <draw:page draw:id="page1" draw:name="uwsgi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uwsgi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An application server container (GPL)</text:span></text:span></text:p>
            <text:p><text:span><text:span>A way to run and manage python, ruby, lua, mono, jvm, js and even php apps</text:span></text:span></text:p>
            <text:p><text:span><text:a xlink:href="https://github.com/unbit/uwsgi">https://github.com/unbit/uwsgi</text:a><text:span>
</text:span><text:a xlink:href="https://github.com/unbit/uwsgi-docs">https://github.com/unbit/uwsgi-docs</text:a></text:span></text:p>
          </draw:text-box>
        </draw:frame>
      </draw:page>
      <draw:page draw:id="page1" draw:name="uwsgi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uwsgi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Created by an ISP</text:span></text:span></text:p>
            <text:p><text:span><text:span>PROs</text:span></text:span></text:p>
            <text:list text:style-name="OutlineListStyle">
              <text:list-item>
                <text:p><text:span>focus on low usage resources</text:span></text:p>
              </text:list-item>
              <text:list-item>
                <text:p><text:span>many different stacks support</text:span></text:p>
              </text:list-item>
            </text:list>
            <text:p><text:span><text:span>CONs</text:span></text:span></text:p>
            <text:list text:style-name="OutlineListStyle">
              <text:list-item>
                <text:p><text:span>every possible options possible to make customers app work</text:span></text:p>
              </text:list-item>
            </text:list>
          </draw:text-box>
        </draw:frame>
      </draw:page>
      <draw:page draw:id="page1" draw:name="options digression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options digression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I meant for real:</text:span></text:span></text:p>
            <text:p text:style-name="md2odp-ParagraphCodeStyle"><text:span>$ ./uwsgi --help | wc -l</text:span><text:line-break/><text:span>937</text:span></text:p>
          </draw:text-box>
        </draw:frame>
      </draw:page>
      <draw:page draw:id="page1" draw:name="Featur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Featur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://uwsgi-docs.readthedocs.org/en/latest/Fastrouter.html" office:title="None">fastrouter</text:a><text:span>: proxy / load balancer / router</text:span></text:p>
              </text:list-item>
              <text:list-item>
                <text:p><text:span>socket less workers aka </text:span><text:a xlink:href="http://uwsgi-docs.readthedocs.org/en/latest/Mules.html" office:title="None">mules</text:a></text:p>
              </text:list-item>
              <text:list-item>
                <text:p><text:span>async task </text:span><text:a xlink:href="http://uwsgi-docs.readthedocs.org/en/latest/Spooler.html" office:title="None">spooler</text:a></text:p>
              </text:list-item>
              <text:list-item>
                <text:p><text:a xlink:href="http://uwsgi-docs.readthedocs.org/en/latest/Cron.html" office:title="None">cron-like</text:a><text:span> interface</text:span></text:p>
              </text:list-item>
              <text:list-item>
                <text:p><text:a xlink:href="http://uwsgi-docs.readthedocs.org/en/latest/Caching.html#the-uwsgi-caching-framework" office:title="None">caching framework</text:a><text:span> and </text:span><text:a xlink:href="http://uwsgi-docs.readthedocs.org/en/latest/tutorials/CachingCookbook.html" office:title="None">caching cookbok</text:a></text:p>
              </text:list-item>
              <text:list-item>
                <text:p><text:a xlink:href="http://uwsgi-docs.readthedocs.org/en/latest/AttachingDaemons.html#managing-external-daemons-services" office:title="None">external services management</text:a></text:p>
              </text:list-item>
              <text:list-item>
                <text:p><text:a xlink:href="http://uwsgi-docs.readthedocs.org/en/latest/InternalRouting.html#uwsgi-internal-routing" office:title="None">routing system</text:a></text:p>
              </text:list-item>
              <text:list-item>
                <text:p><text:a xlink:href="http://uwsgi-docs.readthedocs.org/en/latest/Metrics.html" office:title="None">metrics</text:a></text:p>
              </text:list-item>
              <text:list-item>
                <text:p><text:span>lot more stuff that doesn't fit here: native http, signals, rpc, ...</text:span></text:p>
              </text:list-item>
              <text:list-item>
                <text:p><text:span>lot of </text:span><text:a xlink:href="http://uwsgi-docs.readthedocs.org/en/latest/ThirdPartyPlugins.html" office:title="None">plugins</text:a></text:p>
              </text:list-item>
            </text:list>
          </draw:text-box>
        </draw:frame>
      </draw:page>
      <draw:page draw:id="page1" draw:name="some functionality exposed as API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some functionality exposed as API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://uwsgi-docs.readthedocs.org/en/latest/PythonDecorators.html" office:title="None">python</text:a><text:span>, perl, lua</text:span></text:p>
              </text:list-item>
              <text:list-item>
                <text:p><text:a xlink:href="http://uwsgi-docs.readthedocs.org/en/latest/RubyAPI.html" office:title="None">ruby dsl</text:a></text:p>
              </text:list-item>
            </text:list>
            <text:p><text:span><text:span>API:</text:span></text:span></text:p>
            <text:list text:style-name="OutlineListStyle">
              <text:list-item>
                <text:p><text:span>cache, queue, spooler, mules, cron, timer, ...</text:span></text:p>
              </text:list-item>
            </text:list>
          </draw:text-box>
        </draw:frame>
      </draw:page>
      <draw:page draw:id="page1" draw:name="Fancy architecture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Fancy architecture</text:span></text:p>
          </draw:text-box>
        </draw:frame>
      </draw:page>
      <draw:page draw:id="page1" draw:name="overview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overview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emperor + vassals + http server + fastrouter + external daemon</text:span></text:span></text:p>
            <text:p text:style-name="md2odp-ParagraphCodeStyle"><text:span>$ find .</text:span><text:line-break/><text:span>.</text:span><text:line-break/><text:span>./emperor.ini</text:span><text:line-break/><text:span>./vassals</text:span><text:line-break/><text:span>./vassals/webserver.ini</text:span><text:line-break/><text:span>./vassals/fastrouter.ini</text:span><text:line-break/><text:span>./vassals/one.ini</text:span><text:line-break/><text:span>./vassals/two.ini</text:span><text:line-break/><text:span>./vassals/redis.ini</text:span></text:p>
          </draw:text-box>
        </draw:frame>
      </draw:page>
      <draw:page draw:id="page1" draw:name="emperor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emperor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emperor</text:span><text:span> </text:span><text:span text:style-name="md2odp-TColor333333">=</text:span><text:span> </text:span><text:span>%d/vassals</text:span><text:span>
</text:span></text:p>
          </draw:text-box>
        </draw:frame>
      </draw:page>
      <draw:page draw:id="page1" draw:name="http server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http server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plugins</text:span><text:span> </text:span><text:span text:style-name="md2odp-TColor333333">=</text:span><text:span> </text:span><text:span>http</text:span><text:span/><text:line-break/><text:span/><text:span text:style-name="md2odp-TColor0000CC">master</text:span><text:span> </text:span><text:span text:style-name="md2odp-TColor333333">=</text:span><text:span> </text:span><text:span>true</text:span><text:span/><text:line-break/><text:span/><text:span text:style-name="md2odp-TColor888888"># listen for http</text:span><text:span/><text:line-break/><text:span/><text:span text:style-name="md2odp-TColor0000CC">http</text:span><text:span> </text:span><text:span text:style-name="md2odp-TColor333333">=</text:span><text:span> </text:span><text:span>0.0.0.0:8080</text:span><text:span/><text:line-break/><text:span/><text:span text:style-name="md2odp-TColor888888"># forward requests via uwsgi protocol</text:span><text:span/><text:line-break/><text:span/><text:span text:style-name="md2odp-TColor0000CC">http-to</text:span><text:span> </text:span><text:span text:style-name="md2odp-TColor333333">=</text:span><text:span> </text:span><text:span>127.0.0.1:3031</text:span><text:span/><text:line-break/><text:span/><text:line-break/><text:span/><text:span text:style-name="md2odp-TColor0000CC">logto</text:span><text:span> </text:span><text:span text:style-name="md2odp-TColor333333">=</text:span><text:span> </text:span><text:span>%d/webserver.log</text:span><text:span>
</text:span></text:p>
          </draw:text-box>
        </draw:frame>
      </draw:page>
      <draw:page draw:id="page1" draw:name="fastrouter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fastrouter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plugin</text:span><text:span> </text:span><text:span text:style-name="md2odp-TColor333333">=</text:span><text:span> </text:span><text:span>fastrouter</text:span><text:span/><text:line-break/><text:span/><text:line-break/><text:span/><text:span text:style-name="md2odp-TColor888888">;create a shared socket (the webserver will connect to it)</text:span><text:span/><text:line-break/><text:span/><text:span text:style-name="md2odp-TColor0000CC">fastrouter</text:span><text:span> </text:span><text:span text:style-name="md2odp-TColor333333">=</text:span><text:span> </text:span><text:span>127.0.0.1:3031</text:span><text:span/><text:line-break/><text:span/><text:line-break/><text:span/><text:span text:style-name="md2odp-TColor888888">; our subscription server</text:span><text:span/><text:line-break/><text:span/><text:span text:style-name="md2odp-TColor0000CC">fastrouter-subscription-server</text:span><text:span> </text:span><text:span text:style-name="md2odp-TColor333333">=</text:span><text:span> </text:span><text:span>127.0.0.1:4040</text:span><text:span/><text:line-break/><text:span/><text:line-break/><text:span/><text:span text:style-name="md2odp-TColor0000CC">logto</text:span><text:span> </text:span><text:span text:style-name="md2odp-TColor333333">=</text:span><text:span> </text:span><text:span>%d/fastrouter.log</text:span><text:span>
</text:span></text:p>
          </draw:text-box>
        </draw:frame>
      </draw:page>
      <draw:page draw:id="page1" draw:name="workers: python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orkers: python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plugins</text:span><text:span> </text:span><text:span text:style-name="md2odp-TColor333333">=</text:span><text:span> </text:span><text:span>python</text:span><text:span/><text:line-break/><text:span/><text:span text:style-name="md2odp-TColor0000CC">master</text:span><text:span> </text:span><text:span text:style-name="md2odp-TColor333333">=</text:span><text:span> </text:span><text:span>true</text:span><text:span/><text:line-break/><text:span/><text:span text:style-name="md2odp-TColor0000CC">socket</text:span><text:span> </text:span><text:span text:style-name="md2odp-TColor333333">=</text:span><text:span> </text:span><text:span>127.0.0.1:3041</text:span><text:span/><text:line-break/><text:span/><text:span text:style-name="md2odp-TColor0000CC">subscribe-to</text:span><text:span> </text:span><text:span text:style-name="md2odp-TColor333333">=</text:span><text:span> </text:span><text:span>127.0.0.1:4040:127.0.0.1:8080</text:span><text:span/><text:line-break/><text:span/><text:span text:style-name="md2odp-TColor0000CC">wsgi-file</text:span><text:span> </text:span><text:span text:style-name="md2odp-TColor333333">=</text:span><text:span> </text:span><text:span>%d/../app.wsgi</text:span><text:span/><text:line-break/><text:span/><text:span text:style-name="md2odp-TColor0000CC">processes</text:span><text:span> </text:span><text:span text:style-name="md2odp-TColor333333">=</text:span><text:span> </text:span><text:span>1</text:span><text:span/><text:line-break/><text:span/><text:span text:style-name="md2odp-TColor0000CC">logto</text:span><text:span> </text:span><text:span text:style-name="md2odp-TColor333333">=</text:span><text:span> </text:span><text:span>%d/one.log</text:span><text:span>
</text:span></text:p>
          </draw:text-box>
        </draw:frame>
      </draw:page>
      <draw:page draw:id="page1" draw:name="workers: rub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orkers: rub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plugins</text:span><text:span> </text:span><text:span text:style-name="md2odp-TColor333333">=</text:span><text:span> </text:span><text:span>rack</text:span><text:span/><text:line-break/><text:span/><text:span text:style-name="md2odp-TColor0000CC">master</text:span><text:span> </text:span><text:span text:style-name="md2odp-TColor333333">=</text:span><text:span> </text:span><text:span>true</text:span><text:span/><text:line-break/><text:span/><text:span text:style-name="md2odp-TColor0000CC">socket</text:span><text:span> </text:span><text:span text:style-name="md2odp-TColor333333">=</text:span><text:span> </text:span><text:span>127.0.0.1:3042</text:span><text:span/><text:line-break/><text:span/><text:span text:style-name="md2odp-TColor0000CC">subscribe-to</text:span><text:span> </text:span><text:span text:style-name="md2odp-TColor333333">=</text:span><text:span> </text:span><text:span>127.0.0.1:4040:127.0.0.1:8080</text:span><text:span/><text:line-break/><text:span/><text:span text:style-name="md2odp-TColor0000CC">rack</text:span><text:span> </text:span><text:span text:style-name="md2odp-TColor333333">=</text:span><text:span> </text:span><text:span>%d/../app.ru</text:span><text:span/><text:line-break/><text:span/><text:span text:style-name="md2odp-TColor888888">; required by rack specification</text:span><text:span/><text:line-break/><text:span/><text:span text:style-name="md2odp-TColor0000CC">post-buffering</text:span><text:span> </text:span><text:span text:style-name="md2odp-TColor333333">=</text:span><text:span> </text:span><text:span>4096</text:span><text:span/><text:line-break/><text:span/><text:span text:style-name="md2odp-TColor0000CC">processes</text:span><text:span> </text:span><text:span text:style-name="md2odp-TColor333333">=</text:span><text:span> </text:span><text:span>1</text:span><text:span/><text:line-break/><text:span/><text:span text:style-name="md2odp-TColor0000CC">logto</text:span><text:span> </text:span><text:span text:style-name="md2odp-TColor333333">=</text:span><text:span> </text:span><text:span>%d/two.log</text:span><text:span>
</text:span></text:p>
          </draw:text-box>
        </draw:frame>
      </draw:page>
      <draw:page draw:id="page1" draw:name="redi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redi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smart-attach-daemon</text:span><text:span> </text:span><text:span text:style-name="md2odp-TColor333333">=</text:span><text:span> </text:span><text:span>%d/redis.pid redis-server --unixsocket %d/redis.socket --port 0 --pidfile %d/redis.pid --daemonize yes</text:span><text:span>
</text:span></text:p>
          </draw:text-box>
        </draw:frame>
      </draw:page>
      <draw:page draw:id="page1" draw:name="Let's run it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Let's run it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uwsgi emperor.ini</text:span></text:p>
          </draw:text-box>
        </draw:frame>
      </draw:page>
      <draw:page draw:id="page1" draw:name="Demo time&#10;&#10;!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Demo time</text:span><text:span>!</text:span></text:p>
          </draw:text-box>
        </draw:frame>
      </draw:page>
      <draw:page draw:id="page1" draw:name="Happy Hacking :)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Happy Hacking :)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Riccardo Magliocchetti</text:span></text:span></text:p>
            <text:p><text:span><text:span>riccardo@menodizero.it</text:span></text:span></text:p>
            <text:p><text:span><text:a xlink:href="https://twitter.com/rmistaken" office:title="None">@rmistaken</text:a></text:span></text:p>
            <text:p><text:span><text:a xlink:href="http://menodizero.it">http://menodizero.it</text:a></text:span></text:p>
            <text:p><text:span><text:a xlink:href="https://github.com/xrmx">https://github.com/xrmx</text:a></text:span></text:p>
          </draw:text-box>
        </draw:frame>
      </draw:page>
      <draw:page draw:id="page1" draw:name="Torino Hacknight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rino Hacknight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Easiest way to start hacking on free software</text:span></text:span></text:p>
            <text:p><text:span><text:a xlink:href="https://twitter.com/tohacknight" office:title="None">@tohacknight</text:a><text:span> - </text:span><text:a xlink:href="http://torino.hacknight.it" office:title="None">http://torino.hacknight.it</text:a></text:span></text:p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font-name="Oxygen-Sans2" fo:font-family="Oxygen-Sans" style:font-style-name="Sans-Book" style:font-family-generic="swiss" style:font-pitch="variable" style:letter-kerning="true"/>
    </style:style>
    <style:style style:name="Predefinito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aSlid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ima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a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aSlide-outline1" style:family="presentation">
      <style:graphic-properties draw:stroke="none" draw:fill="none" draw:auto-grow-height="false" draw:fit-to-size="shrink-to-fit">
        <text:list-style style:name="Prima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outline2" style:family="presentation" style:parent-style-name="PrimaSlide-outline1">
      <style:paragraph-properties fo:margin-top="0cm" fo:margin-bottom="0.4cm"/>
      <style:text-properties fo:font-size="28pt" style:font-size-asian="28pt" style:font-size-complex="28pt"/>
    </style:style>
    <style:style style:name="PrimaSlide-outline3" style:family="presentation" style:parent-style-name="PrimaSlide-outline2">
      <style:paragraph-properties fo:margin-top="0cm" fo:margin-bottom="0.3cm"/>
      <style:text-properties fo:font-size="24pt" style:font-size-asian="24pt" style:font-size-complex="24pt"/>
    </style:style>
    <style:style style:name="PrimaSlide-outline4" style:family="presentation" style:parent-style-name="PrimaSlide-outline3">
      <style:paragraph-properties fo:margin-top="0cm" fo:margin-bottom="0.2cm"/>
      <style:text-properties fo:font-size="20pt" style:font-size-asian="20pt" style:font-size-complex="20pt"/>
    </style:style>
    <style:style style:name="PrimaSlide-outline5" style:family="presentation" style:parent-style-name="PrimaSlide-outline4">
      <style:paragraph-properties fo:margin-top="0cm" fo:margin-bottom="0.1cm"/>
      <style:text-properties fo:font-size="20pt" style:font-size-asian="20pt" style:font-size-complex="20pt"/>
    </style:style>
    <style:style style:name="PrimaSlide-outline6" style:family="presentation" style:parent-style-name="PrimaSlide-outline5">
      <style:paragraph-properties fo:margin-top="0cm" fo:margin-bottom="0.1cm"/>
      <style:text-properties fo:font-size="20pt" style:font-size-asian="20pt" style:font-size-complex="20pt"/>
    </style:style>
    <style:style style:name="PrimaSlide-outline7" style:family="presentation" style:parent-style-name="PrimaSlide-outline6">
      <style:paragraph-properties fo:margin-top="0cm" fo:margin-bottom="0.1cm"/>
      <style:text-properties fo:font-size="20pt" style:font-size-asian="20pt" style:font-size-complex="20pt"/>
    </style:style>
    <style:style style:name="PrimaSlide-outline8" style:family="presentation" style:parent-style-name="PrimaSlide-outline7">
      <style:paragraph-properties fo:margin-top="0cm" fo:margin-bottom="0.1cm"/>
      <style:text-properties fo:font-size="20pt" style:font-size-asian="20pt" style:font-size-complex="20pt"/>
    </style:style>
    <style:style style:name="PrimaSlide-outline9" style:family="presentation" style:parent-style-name="PrimaSlide-outline8">
      <style:paragraph-properties fo:margin-top="0cm" fo:margin-bottom="0.1cm"/>
      <style:text-properties fo:font-size="20pt" style:font-size-asian="20pt" style:font-size-complex="20pt"/>
    </style:style>
    <style:style style:name="PrimaSlide-subtitle" style:family="presentation">
      <style:graphic-properties draw:stroke="none" draw:fill="none" draw:textarea-vertical-align="middle">
        <text:list-style style:name="Prima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title" style:family="presentation">
      <style:graphic-properties draw:stroke="none" draw:fill="none" draw:textarea-vertical-align="middle">
        <text:list-style style:name="Prima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xygen-Sans3" fo:font-family="Oxygen-Sans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aSlide-title">
      <style:graphic-properties fo:min-height="15.963cm"/>
    </style:style>
    <style:style style:name="Mpr5" style:family="presentation" style:parent-style-name="Prima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ima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ima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imaSlide" style:page-layout-name="PM1" draw:style-name="Mdp1">
      <draw:frame presentation:style-name="Mpr4" draw:layer="backgroundobjects" svg:width="25.199cm" svg:height="15.963cm" svg:x="1.4cm" svg:y="0.837cm" presentation:class="title">
        <draw:text-box>
          <text:p>Fai clic per modificare il formato del testo del titolo</text:p>
        </draw:text-box>
      </draw:frame>
      <draw:frame presentation:style-name="PrimaSlide-outline1" draw:layer="backgroundobjects" svg:width="25.199cm" svg:height="1.893cm" svg:x="1.4cm" svg:y="17.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imaSlide-title" draw:layer="backgroundobjects" svg:width="0.001cm" svg:height="0.001cm" svg:x="0cm" svg:y="2.257cm" presentation:class="page"/>
        <draw:frame presentation:style-name="Prima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16:41:07.037957351</meta:creation-date>
    <dc:date>2016-01-15T21:05:56.596576594</dc:date>
    <meta:editing-duration>PT45M29S</meta:editing-duration>
    <meta:editing-cycles>12</meta:editing-cycles>
    <meta:generator>lpOD Python 1.1.7</meta:generator>
    <meta:document-statistic meta:object-count="35"/>
  </office:meta>
</office:document-meta>
</file>